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4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0b75e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 med elkoger</text:h>
      <text:p text:style-name="Standard"><text:bookmark text:name="_GoBack"/>En elkoger er mærket til at bruge 1600W. Elkogerens varmekapacitet svarer til varmekapaciteten af 75 gram vand.</text:p>
      <text:list xml:id="list1487133265" text:style-name="WWNum1">
        <text:list-item>
          <text:p text:style-name="P2">Beregn elkogerens varmekapacitet</text:p>
          <text:list>
            <text:list-header>
              <text:p text:style-name="P3"><draw:frame draw:style-name="fr1" draw:name="Object4" text:anchor-type="as-char" svg:y="-0.621cm" svg:width="3.254cm" svg:height="1cm" draw:z-index="3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4"><draw:frame draw:style-name="fr1" draw:name="Object5" text:anchor-type="as-char" svg:y="-0.621cm" svg:width="5.634cm" svg:height="1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header>
          </text:list>
        </text:list-item>
      </text:list>
      <text:p text:style-name="Standard">Elkogeren fyldes med 1.2 kg vand med en temperatur på 12 <text:s/><draw:frame draw:style-name="fr2" draw:name="Object1" text:anchor-type="as-char" svg:width="0.487cm" svg:height="0.469cm" draw:z-index="0"><draw:object xlink:href="./Object 1" xlink:type="simple" xlink:show="embed" xlink:actuate="onLoad"/><draw:image xlink:href="./ObjectReplacements/Object 1" xlink:type="simple" xlink:show="embed" xlink:actuate="onLoad"/></draw:frame>.<text:line-break/>Antag at nyttevirkningen for elkogeren er 91%.</text:p>
      <text:list xml:id="list145157259416066" text:continue-numbering="true" text:style-name="WWNum1">
        <text:list-item>
          <text:p text:style-name="P2">Hvor lang tid tager det for elkogeren at koge vandet?</text:p>
        </text:list-item>
      </text:list>
      <text:p text:style-name="Standard">Fra elkogeren hældes 0,9kg vand over i en tekande af ler der indeholder te. Tekanden vejer 850 gram og har temperaturen 21 <draw:frame draw:style-name="fr2" draw:name="Object2" text:anchor-type="as-char" svg:width="0.487cm" svg:height="0.469cm" draw:z-index="1"><draw:object xlink:href="./Object 2" xlink:type="simple" xlink:show="embed" xlink:actuate="onLoad"/><draw:image xlink:href="./ObjectReplacements/Object 2" xlink:type="simple" xlink:show="embed" xlink:actuate="onLoad"/></draw:frame><text:s/>inden vandet hældes i den. Den specifikke varmekapacitet for ler er 860 <draw:frame draw:style-name="fr2" draw:name="Object3" text:anchor-type="as-char" svg:width="1.08cm" svg:height="1cm" draw:z-index="2"><draw:object xlink:href="./Object 3" xlink:type="simple" xlink:show="embed" xlink:actuate="onLoad"/><draw:image xlink:href="./ObjectReplacements/Object 3" xlink:type="simple" xlink:show="embed" xlink:actuate="onLoad"/></draw:frame>.</text:p>
      <text:list xml:id="list145157585976445" text:continue-numbering="true" text:style-name="WWNum1">
        <text:list-item>
          <text:p text:style-name="P2">Hvad bliver fællestemperaturen af tekanden og vandet, når de er nået termisk ligevægt?</text:p>
        </text:list-item>
      </text:list>
      <text:p text:style-name="Standard">Teen står nu indtil den igen rammer 21 grader C. For ikke at hælde det ud vil man bruge det til iste, man skal derfor køle det ned til 5 grader C. </text:p>
      <text:list xml:id="list145156757860241" text:continue-numbering="true" text:style-name="WWNum1">
        <text:list-item>
          <text:p text:style-name="P2">Hvor mange gram isterninger skal man bruge for at køle teen ned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meta:editing-cycles>5</meta:editing-cycles>
    <meta:creation-date>2019-12-12T06:40:00</meta:creation-date>
    <dc:date>2023-03-22T14:51:56.417906749</dc:date>
    <meta:editing-duration>PT52M48S</meta:editing-duration>
    <meta:generator>LibreOffice/7.5.1.2$Linux_X86_64 LibreOffice_project/50$Build-2</meta:generator>
    <meta:document-statistic meta:table-count="0" meta:image-count="0" meta:object-count="5" meta:page-count="1" meta:paragraph-count="11" meta:word-count="148" meta:character-count="818" meta:non-whitespace-character-count="680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i>℃</mi>
    <annotation encoding="StarMath 5.0">℃</annotation>
  </semantics>
</math>
</file>

<file path=Object 2/content.xml><?xml version="1.0" encoding="utf-8"?>
<math xmlns="http://www.w3.org/1998/Math/MathML" display="block">
  <semantics>
    <mi>℃</mi>
    <annotation encoding="StarMath 5.0">℃</annotation>
  </semantics>
</math>
</file>

<file path=Object 3/content.xml><?xml version="1.0" encoding="utf-8"?>
<math xmlns="http://www.w3.org/1998/Math/MathML" display="block">
  <semantics>
    <mfrac>
      <mi>J</mi>
      <mrow>
        <mi mathvariant="italic">kg</mi>
        <mi>⋅</mi>
        <mi>K</mi>
      </mrow>
    </mfrac>
    <annotation encoding="StarMath 5.0">{J} over {kg⋅K}</annotation>
  </semantics>
</math>
</file>

<file path=Object 4/content.xml><?xml version="1.0" encoding="utf-8"?>
<math xmlns="http://www.w3.org/1998/Math/MathML" display="block">
  <semantics>
    <mrow>
      <mrow>
        <msub>
          <mi>C</mi>
          <mi mathvariant="italic">vand</mi>
        </msub>
        <mo stretchy="false">=</mo>
        <mn>4180</mn>
      </mrow>
      <mfrac>
        <mi>J</mi>
        <mrow>
          <mrow>
            <mi mathvariant="italic">kg</mi>
            <mo stretchy="false">⋅</mo>
            <mi>°</mi>
          </mrow>
          <mi>C</mi>
        </mrow>
      </mfrac>
    </mrow>
    <annotation encoding="StarMath 5.0">C_vand = 4180 frac {J} {kg cdot °C}</annotation>
  </semantics>
</math>
</file>

<file path=Object 5/content.xml><?xml version="1.0" encoding="utf-8"?>
<math xmlns="http://www.w3.org/1998/Math/MathML" display="block">
  <semantics>
    <mrow>
      <mi>Q</mi>
      <mrow>
        <mrow>
          <mo fence="true" form="prefix" stretchy="false">[</mo>
          <mrow>
            <mi>J</mi>
          </mrow>
          <mo fence="true" form="postfix" stretchy="false">]</mo>
        </mrow>
        <mo stretchy="false">=</mo>
        <mi>c</mi>
      </mrow>
      <mrow>
        <mrow>
          <mo fence="true" form="prefix" stretchy="false">[</mo>
          <mrow>
            <mfrac>
              <mi>J</mi>
              <mrow>
                <mi mathvariant="italic">kg</mi>
                <mo stretchy="false">⋅</mo>
                <mi mathvariant="italic">ˇC</mi>
              </mrow>
            </mfrac>
          </mrow>
          <mo fence="true" form="postfix" stretchy="false">]</mo>
        </mrow>
        <mo stretchy="false">⋅</mo>
        <mi>m</mi>
      </mrow>
      <mrow>
        <mrow>
          <mo fence="true" form="prefix" stretchy="false">[</mo>
          <mrow>
            <mi mathvariant="italic">kg</mi>
          </mrow>
          <mo fence="true" form="postfix" stretchy="false">]</mo>
        </mrow>
        <mo stretchy="false">⋅</mo>
        <mi mathvariant="normal">Δ</mi>
      </mrow>
      <mi>T</mi>
      <mrow>
        <mo fence="true" form="prefix" stretchy="false">[</mo>
        <mrow>
          <mrow>
            <mi>°</mi>
            <mi>C</mi>
          </mrow>
        </mrow>
        <mo fence="true" form="postfix" stretchy="false">]</mo>
      </mrow>
    </mrow>
    <annotation encoding="StarMath 5.0">Q [J] = c [frac{J}{kg cdot ˇC}] cdot m [kg] cdot %DELTA T [°C]</annotation>
  </semantics>
</math>
</file>